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<text:text-input text:description="">${name}</text:text-input>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8S</meta:editing-duration>
    <meta:editing-cycles>4</meta:editing-cycles>
    <meta:generator>LibreOffice/3.3$Win32 LibreOffice_project/330m19$Build-6</meta:generator>
    <dc:date>2011-04-27T18:14:57.29</dc:date>
    <dc:creator>Angelo ZERR</dc:creator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